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Preformatted_20_Text">
      <style:text-properties style:font-name="Arial" fo:font-size="8pt" officeooo:rsid="00344427" officeooo:paragraph-rsid="00344427" style:font-size-asian="8pt" style:font-size-complex="8pt"/>
    </style:style>
    <style:style style:name="P2" style:family="paragraph" style:parent-style-name="Preformatted_20_Text">
      <style:text-properties style:font-name="Arial" fo:font-size="8pt" officeooo:rsid="00356cdb" officeooo:paragraph-rsid="00356cdb" style:font-size-asian="8pt" style:font-size-complex="8pt"/>
    </style:style>
    <style:style style:name="P3" style:family="paragraph" style:parent-style-name="Preformatted_20_Text">
      <style:text-properties style:font-name="Arial" fo:font-size="8pt" officeooo:rsid="0037c68e" officeooo:paragraph-rsid="0037c68e" style:font-size-asian="8pt" style:font-size-complex="8pt"/>
    </style:style>
    <style:style style:name="P4" style:family="paragraph" style:parent-style-name="Preformatted_20_Text">
      <style:text-properties style:font-name="Arial" fo:font-size="8pt" officeooo:rsid="00391428" officeooo:paragraph-rsid="00391428" style:font-size-asian="8pt" style:font-size-complex="8pt"/>
    </style:style>
    <style:style style:name="T1" style:family="text">
      <style:text-properties officeooo:rsid="0036049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 <text:s/>Projektbezeichnung</text:p>
      <text:p text:style-name="P4"><text:s text:c="4"/>Entwickeln einer Serversoftware zur Reservierung von Hotelzimmern</text:p>
      <text:p text:style-name="P4"/>
      <text:p text:style-name="P4">2. <text:s/>Kurzform der Aufgabenstellung</text:p>
      <text:p text:style-name="P4"><text:s text:c="4"/>Fuer die mobile-ad-media GmbH wird im Rahmen eines Gesamtprojekts ein Softwaresystem zur Reservierung von Hotelzimmern entwickelt. Das System besteht aus einem zentralen Proxyserver als Backend, mit welchem sich native Apps fuer iOS und Android als Clients verbinden. Der Proxyserver wird weiterhin mit externen Datendiensten verbunden um dynamisch Verfuegbarkeiten und Preise von Hotelzimmern zu erhalten sowie Reservierungsdaten weiterzureichen. </text:p>
      <text:p text:style-name="P4">Im Rahmen dieses Teilprojekts wird die Serversoftware mit den Schnittstellen zum mobilen Client entwickelt. Grundlage der Arbeit des Teilptojekts ist ein detailliert ausgearbeitetes grafisches Konzept, in welchem die einzelnen Screens der Apps dargestellt werden und aus welchem die noetige Kommunikation zwischen App und Proxyserver abgeleitet werden soll (welche Information wird wann in welchem Format benoetigt).</text:p>
      <text:p text:style-name="P4">Die mobile App, welche separat im Rahmen des Gesamtprojekts in unserem Hause entwickelt wird, ermoeglicht dem Nutzer eine Hotelzimmerreservierung durchzufuehren und stellt die grafische Oberflaeche zur Verfuegung. Die Serversoftware uebergibt der App relevante Daten zur Darstellung (Preise, Verfuegbarkeiten etc.) und nimmt anschliessend eine Reservierungsanfrage entgegen. Nachdem der Nutzer abschliessend seinen Reservierungswunsch bestaetigt hat, wird eine E-Mail mit allen relevanten Reservierungsdaten an das entsprechende Hotel versendet. Eine Hotelsuche findet nicht statt, das System wird individuell an einzelne Hotels angepasst. </text:p>
      <text:p text:style-name="P4">Die zu erarbeitende Software wird mittels Symfony Framework in PHP entwickelt, als Datenbankmanagementsystem kommt MySQL zum Einsatz. </text:p>
      <text:p text:style-name="P4"/>
      <text:p text:style-name="P4">3. <text:s/>Zielsetzung entwickeln - Was soll am Ende des Projektes erreicht werden?</text:p>
      <text:p text:style-name="P4"><text:s text:c="4"/>Am Ende des Projekts sollen die Schnittstellen zwischen Proxyserver und Clients als Webservice (REST) entwickelt, praezise beschrieben und funktionsfaehig sein. Der Proxyserver sollte grundlegend funktionsfaehig sein. Eine Zimmerreservierungsanfrage mit ausgehender E-Mail soll erfolgreich durchfuehrbar sein. Eine Anbindung an externe Datendienste ist nicht Bestandteil des Teilprojekts und wird im Anschluss im Rahmen des Gesamtprojekts entwickelt.</text:p>
      <text:p text:style-name="P4"/>
      <text:p text:style-name="P4">4.1 Hauptaufgaben auflisten</text:p>
      <text:p text:style-name="P4"/>
      <text:p text:style-name="P4"><text:s text:c="4"/>1)<text:tab/>Analysephase (12h)</text:p>
      <text:p text:style-name="P4"><text:s text:c="4"/>2)<text:tab/>Entwurfsphase (16h)</text:p>
      <text:p text:style-name="P4"><text:s text:c="4"/>3)<text:tab/>Realisierungsphase (28h)</text:p>
      <text:p text:style-name="P4"><text:s text:c="4"/>4)<text:tab/>Einfuehrungsphase (4h)</text:p>
      <text:p text:style-name="P4"><text:s text:c="4"/>5)<text:tab/>Dokumentation (10h)</text:p>
      <text:p text:style-name="P4"/>
      <text:p text:style-name="P4">4.2 Teilaufgaben (mit Zeitrahmen) auflisten</text:p>
      <text:p text:style-name="P4"/>
      <text:p text:style-name="P4"><text:s text:c="4"/>zu 1)<text:tab/>- <text:s text:c="2"/>Analysephase (12h)</text:p>
      <text:p text:style-name="P4">- <text:s text:c="2"/>Erfassung des Ist-Zustands (2h)</text:p>
      <text:p text:style-name="P4">- <text:s text:c="2"/>Gegebenen grafischen Entwurf analysieren (2h)</text:p>
      <text:p text:style-name="P4">- <text:s text:c="2"/>Beteiligte Entitaeten ermitteln (3h)</text:p>
      <text:p text:style-name="P4">- <text:s text:c="2"/>Beziehung der Entitaeten ermitteln (3h)</text:p>
      <text:p text:style-name="P4">- <text:s text:c="2"/>notwendige Kommunikation zwischen Clients (Apps) und Server (Proxy) ermitteln (2h)</text:p>
      <text:p text:style-name="P4"/>
      <text:p text:style-name="P4"><text:s text:c="4"/>zu 2)<text:tab/>- <text:s text:c="2"/>Entwurfsphase (16h)</text:p>
      <text:p text:style-name="P4">- <text:s text:c="2"/>Anwendungsfalldiagramm erstellen (3h)</text:p>
      <text:p text:style-name="P4">- <text:s text:c="2"/>Klassendiagramm erstellen (3h)</text:p>
      <text:p text:style-name="P4">- <text:s text:c="2"/>Sequenzdiagramm erstellen (3h)</text:p>
      <text:p text:style-name="P4">- <text:s text:c="2"/>Definition Datenbankmodell (3h)</text:p>
      <text:p text:style-name="P4">- <text:s text:c="2"/>Entwurf der JSON Objektstruktur fuer den Datenaustausch (3h)</text:p>
      <text:p text:style-name="P4">- <text:s text:c="2"/>Definition der Endpoints der Webdienste (1h)</text:p>
      <text:p text:style-name="P4"/>
      <text:p text:style-name="P4"><text:s text:c="4"/>zu 3)<text:tab/>- <text:s text:c="2"/>Realisierungsphase (28h)</text:p>
      <text:p text:style-name="P4">- <text:s text:c="2"/>Aufbau Repositorystruktur (1h)</text:p>
      <text:p text:style-name="P4">- <text:s text:c="2"/>Installation Symfony mit eventuell benoetigten Zusatzmodulen (1h)</text:p>
      <text:p text:style-name="P4">- <text:s text:c="2"/>Implementierung der Modelle (model) (8h)</text:p>
      <text:p text:style-name="P4">- <text:s text:c="2"/>Implementierung der Steuerung (controller) (8h)</text:p>
      <text:p text:style-name="P4">- <text:s text:c="2"/>Erstellen von Modultests (4h)</text:p>
      <text:p text:style-name="P4">- <text:s text:c="2"/>Fehlerbehebung (2h)</text:p>
      <text:p text:style-name="P4">- <text:s text:c="2"/>Codereview (4h)</text:p>
      <text:p text:style-name="P4"/>
      <text:p text:style-name="P4"><text:s text:c="4"/>zu 4)<text:tab/>- <text:s text:c="2"/>Einfuehrungsphase (4h)</text:p>
      <text:p text:style-name="P4">- <text:s text:c="2"/>Uebergabe der Software und Inbetriebnahme (4h)</text:p>
      <text:p text:style-name="P4"/>
      <text:p text:style-name="P4"><text:s text:c="4"/>zu 5)<text:tab/>- <text:s text:c="2"/>Dokumentation (10h)</text:p>
      <text:p text:style-name="P4">- <text:s text:c="2"/>Erstellen der Projektdokumentation (10h)</text:p>
      <text:p text:style-name="P4"/>
      <text:p text:style-name="P4">---------------------------------------------------------------------</text:p>
      <text:p text:style-name="P4"/>
      <text:p text:style-name="P4">-----------</text:p>
      <text:p text:style-name="P4">- Anhang: -</text:p>
      <text:p text:style-name="P4">-----------</text:p>
      <text:p text:style-name="P4"/>
      <text:p text:style-name="P4">Verwendete Ressourcen:</text:p>
      <text:p text:style-name="P4"><text:soft-page-break/></text:p>
      <text:p text:style-name="P4">Hardware:</text:p>
      <text:p text:style-name="P4">- <text:s text:c="2"/>Bueroarbeitsplatz mit handelsueblichem PC</text:p>
      <text:p text:style-name="P4"/>
      <text:p text:style-name="P4">Software:</text:p>
      <text:p text:style-name="P4">- <text:s text:c="2"/>Windows 10 Professional 64bit - Betriebssystem</text:p>
      <text:p text:style-name="P4">- <text:s text:c="2"/>Netbeans 8.1 - Entwicklungsumgebung</text:p>
      <text:p text:style-name="P4">- <text:s text:c="2"/>Git 2.6 - Quellcodeverwaltung</text:p>
      <text:p text:style-name="P4">- <text:s text:c="2"/>Symfony 3 - PHP Framework (MVC)</text:p>
      <text:p text:style-name="P4">- <text:s text:c="2"/>MySQL - Datenbankmanagementsystem</text:p>
      <text:p text:style-name="P4">- <text:s text:c="2"/>MySQL Workbench - Datenbankwerkzeug</text:p>
      <text:p text:style-name="P4">- <text:s text:c="2"/>PHP 5.6 - Skriptsprache</text:p>
      <text:p text:style-name="P4">- <text:s text:c="2"/>LibreOffice - Dokumentationswerkzeug</text:p>
      <text:p text:style-name="P4">- <text:s text:c="2"/>FileZilla - FTP Clientsoftware</text:p>
      <text:p text:style-name="P4">- <text:s text:c="2"/>PuTTY - Terminalemulator</text:p>
      <text:p text:style-name="P4">- <text:s text:c="2"/>Apache - Webserver</text:p>
      <text:p text:style-name="P4">- <text:s text:c="2"/>UML Designer - Grafisches Modellierungswerkzeug</text:p>
      <text:p text:style-name="P4"/>
      <text:p text:style-name="P4">-----</text:p>
      <text:p text:style-name="P4"/>
      <text:p text:style-name="P4">Vorläufige Kosten-Nutzen-Analyse</text:p>
      <text:p text:style-name="P4"/>
      <text:p text:style-name="P4">Ich vergleiche die Arbeitskosten eines Praktikanten</text:p>
      <text:p text:style-name="P4">mit denen eines Festangestellten (jeweils 70 Stunden):</text:p>
      <text:p text:style-name="P4"/>
      <text:p text:style-name="P4">Angestellter:<text:tab/><text:tab/><text:tab/>Praktikant:</text:p>
      <text:p text:style-name="P4">50 Euro/Stunde<text:tab/><text:tab/><text:tab/>8 Euro/Stunde</text:p>
      <text:p text:style-name="P4">=<text:tab/><text:tab/><text:tab/><text:tab/>=</text:p>
      <text:p text:style-name="P4">3500 Euro<text:tab/><text:tab/><text:tab/>560 Euro</text:p>
      <text:p text:style-name="P4"/>
      <text:p text:style-name="P4">#TODO: Betreuer (Codereview etc.) in die Rechnung mit einfliessen lassen!</text:p>
      <text:p text:style-name="P4"/>
      <text:p text:style-name="P4">Kostenvorteil für das Unternehmen:</text:p>
      <text:p text:style-name="P4">2940 Euro</text:p>
      <text:p text:style-name="P4"/>
      <text:p text:style-name="P4">-----</text:p>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2"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font-name-asia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6-04-05T11:54:47.934000000</dc:date>
    <meta:editing-duration>PT3H35M43S</meta:editing-duration>
    <meta:editing-cycles>22</meta:editing-cycles>
    <meta:generator>LibreOffice/5.1.0.3$Windows_x86 LibreOffice_project/5e3e00a007d9b3b6efb6797a8b8e57b51ab1f737</meta:generator>
    <meta:print-date>2016-04-04T12:58:14.642000000</meta:print-date>
    <meta:document-statistic meta:table-count="0" meta:image-count="0" meta:object-count="0" meta:page-count="2" meta:paragraph-count="73" meta:word-count="567" meta:character-count="4519" meta:non-whitespace-character-count="3882"/>
  </office:meta>
</office:document-meta>
</file>